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in"/>
      <style:text-properties fo:language="en" fo:country="GB"/>
    </style:style>
    <style:style style:name="P2" style:parent-style-name="Normal" style:family="paragraph">
      <style:paragraph-properties fo:margin-bottom="0in"/>
      <style:text-properties fo:language="en" fo:country="GB"/>
    </style:style>
    <style:style style:name="P3" style:parent-style-name="Normal" style:family="paragraph">
      <style:paragraph-properties fo:margin-bottom="0in"/>
      <style:text-properties fo:language="en" fo:country="GB"/>
    </style:style>
    <style:style style:name="P4" style:parent-style-name="Normal" style:family="paragraph">
      <style:paragraph-properties fo:margin-bottom="0in"/>
      <style:text-properties fo:language="en" fo:country="GB"/>
    </style:style>
    <style:style style:name="P5" style:parent-style-name="Normal" style:family="paragraph">
      <style:text-properties fo:language="en" fo:country="GB"/>
    </style:style>
    <style:style style:name="P6" style:parent-style-name="Normal" style:family="paragraph">
      <style:text-properties fo:language="en" fo:country="GB"/>
    </style:style>
    <style:style style:name="P7" style:parent-style-name="ListParagraph" style:list-style-name="LFO1" style:family="paragraph"/>
    <style:style style:name="P8" style:parent-style-name="ListParagraph" style:list-style-name="LFO1" style:family="paragraph"/>
    <style:style style:name="P9" style:parent-style-name="ListParagraph" style:list-style-name="LFO1" style:family="paragraph"/>
  </office:automatic-styles>
  <office:body>
    <office:text text:use-soft-page-breaks="true">
      <text:p text:style-name="P1">Project report for week starting 30 March 2020</text:p>
      <text:p text:style-name="P2">10/04/20</text:p>
      <text:p text:style-name="P3">Shane Higgins</text:p>
      <text:p text:style-name="P4"/>
      <text:p text:style-name="P5">Final Year Project App has started to come together. I have started to incorporate the other apps.</text:p>
      <text:p text:style-name="P6">These include<text:s/></text:p>
      <text:list text:style-name="LFO1" text:continue-numbering="true">
        <text:list-item>
          <text:p text:style-name="P7">RTSP streaming App</text:p>
        </text:list-item>
        <text:list-item>
          <text:p text:style-name="P8">Web streaming App</text:p>
        </text:list-item>
        <text:list-item>
          <text:p text:style-name="P9">Login in<text:s/>app.</text:p>
        </text:list-item>
      </text:list>
      <text:p text:style-name="Normal"/>
      <text:p text:style-name="Normal">Login app has been changed from a simple login app which has the user name and password hardcoded in to using googles firebase which allows users to register and sign in with their details being saved for authentication this has added a level of security to the app which it was lacking.</text:p>
      <text:p text:style-name="Normal"/>
      <text:p text:style-name="Normal">I have also decided to use a technology called dataplicty which is to replace the video stream on the internet (Local network). The original plan was to use a html webpage and a python script that would display a live feed. I have instead opted to use dataplicty which is running on the pi has a video stream set up and then using a wormhole puts that on the internet with its own URL. Which I then embedded in to the app and lets me view the stream from anywhere in the worl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paragraph-properties fo:line-height="101%"/>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HANE HIGGINS</meta:initial-creator>
    <dc:creator>SHANE HIGGINS</dc:creator>
    <meta:creation-date>2020-05-13T11:19:00Z</meta:creation-date>
    <dc:date>2020-05-13T12:27:00Z</dc:date>
    <meta:template xlink:href="Normal" xlink:type="simple"/>
    <meta:editing-cycles>3</meta:editing-cycles>
    <meta:editing-duration>PT480S</meta:editing-duration>
    <meta:document-statistic meta:page-count="1" meta:paragraph-count="2" meta:word-count="149" meta:character-count="1002" meta:row-count="7" meta:non-whitespace-character-count="855"/>
  </office:meta>
</office:document-meta>
</file>